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c2ab" officeooo:paragraph-rsid="001ac2ab"/>
    </style:style>
    <style:style style:name="P2" style:family="paragraph" style:parent-style-name="Standard">
      <style:text-properties officeooo:rsid="001ac2ab" officeooo:paragraph-rsid="002255ef"/>
    </style:style>
    <style:style style:name="P3" style:family="paragraph" style:parent-style-name="Standard">
      <style:text-properties officeooo:rsid="001ac2ab" officeooo:paragraph-rsid="0026e284"/>
    </style:style>
    <style:style style:name="P4" style:family="paragraph" style:parent-style-name="Standard">
      <style:text-properties officeooo:rsid="001ac2ab" officeooo:paragraph-rsid="002867d0"/>
    </style:style>
    <style:style style:name="P5" style:family="paragraph" style:parent-style-name="Standard">
      <style:text-properties officeooo:rsid="001ac2ab" officeooo:paragraph-rsid="002a26ac"/>
    </style:style>
    <style:style style:name="P6" style:family="paragraph" style:parent-style-name="Standard">
      <style:text-properties officeooo:rsid="001ac2ab" officeooo:paragraph-rsid="004132ab"/>
    </style:style>
    <style:style style:name="P7" style:family="paragraph" style:parent-style-name="Standard">
      <style:text-properties officeooo:rsid="001ac2ab" officeooo:paragraph-rsid="004323ba"/>
    </style:style>
    <style:style style:name="P8" style:family="paragraph" style:parent-style-name="Standard">
      <style:text-properties fo:font-weight="bold" officeooo:rsid="001ac2ab" officeooo:paragraph-rsid="001ac2ab" style:font-weight-asian="bold" style:font-weight-complex="bold"/>
    </style:style>
    <style:style style:name="P9" style:family="paragraph" style:parent-style-name="Standard">
      <style:text-properties fo:font-weight="bold" officeooo:rsid="001ac2ab" officeooo:paragraph-rsid="0026e284" style:font-weight-asian="bold" style:font-weight-complex="bold"/>
    </style:style>
    <style:style style:name="P10" style:family="paragraph" style:parent-style-name="Standard">
      <style:text-properties fo:font-weight="bold" officeooo:rsid="001ac2ab" officeooo:paragraph-rsid="004323ba" style:font-weight-asian="bold" style:font-weight-complex="bold"/>
    </style:style>
    <style:style style:name="P11" style:family="paragraph" style:parent-style-name="Standard">
      <style:text-properties fo:font-weight="bold" officeooo:rsid="00262ef6" officeooo:paragraph-rsid="00262ef6" style:font-weight-asian="bold" style:font-weight-complex="bold"/>
    </style:style>
    <style:style style:name="P12" style:family="paragraph" style:parent-style-name="Standard">
      <style:text-properties fo:font-weight="bold" officeooo:rsid="00262ef6" officeooo:paragraph-rsid="004132ab" style:font-weight-asian="bold" style:font-weight-complex="bold"/>
    </style:style>
    <style:style style:name="P13" style:family="paragraph" style:parent-style-name="Standard">
      <style:text-properties fo:font-weight="bold" officeooo:rsid="0026e284" officeooo:paragraph-rsid="0026e284" style:font-weight-asian="bold" style:font-weight-complex="bold"/>
    </style:style>
    <style:style style:name="P14" style:family="paragraph" style:parent-style-name="Standard">
      <style:text-properties fo:font-weight="bold" officeooo:rsid="002a2b3b" officeooo:paragraph-rsid="002a2b3b" style:font-weight-asian="bold" style:font-weight-complex="bold"/>
    </style:style>
    <style:style style:name="P15" style:family="paragraph" style:parent-style-name="Standard">
      <style:text-properties fo:font-weight="bold" officeooo:rsid="002a2b3b" officeooo:paragraph-rsid="002bb09e" style:font-weight-asian="bold" style:font-weight-complex="bold"/>
    </style:style>
    <style:style style:name="P16" style:family="paragraph" style:parent-style-name="Standard">
      <style:text-properties fo:font-weight="bold" officeooo:rsid="002a2b3b" officeooo:paragraph-rsid="0035ae7b" style:font-weight-asian="bold" style:font-weight-complex="bold"/>
    </style:style>
    <style:style style:name="P17" style:family="paragraph" style:parent-style-name="Standard">
      <style:text-properties fo:font-weight="bold" officeooo:rsid="002867d0" officeooo:paragraph-rsid="002867d0" style:font-weight-asian="bold" style:font-weight-complex="bold"/>
    </style:style>
    <style:style style:name="P18" style:family="paragraph" style:parent-style-name="Standard">
      <style:text-properties fo:font-weight="bold" officeooo:rsid="003fd2ac" officeooo:paragraph-rsid="004132ab" style:font-weight-asian="bold" style:font-weight-complex="bold"/>
    </style:style>
    <style:style style:name="P19" style:family="paragraph" style:parent-style-name="Standard">
      <style:text-properties fo:font-weight="bold" officeooo:rsid="003ab8e7" officeooo:paragraph-rsid="003ab8e7" style:font-weight-asian="bold" style:font-weight-complex="bold"/>
    </style:style>
    <style:style style:name="P20" style:family="paragraph" style:parent-style-name="Standard">
      <style:text-properties fo:font-weight="bold" officeooo:rsid="003ab8e7" officeooo:paragraph-rsid="004132ab" style:font-weight-asian="bold" style:font-weight-complex="bold"/>
    </style:style>
    <style:style style:name="P21" style:family="paragraph" style:parent-style-name="Standard">
      <style:text-properties fo:font-weight="bold" officeooo:rsid="00402b6c" officeooo:paragraph-rsid="004132ab" style:font-weight-asian="bold" style:font-weight-complex="bold"/>
    </style:style>
    <style:style style:name="P22" style:family="paragraph" style:parent-style-name="Standard">
      <style:text-properties officeooo:rsid="0026e284" officeooo:paragraph-rsid="0026e284"/>
    </style:style>
    <style:style style:name="P23" style:family="paragraph" style:parent-style-name="Standard">
      <style:text-properties fo:font-weight="normal" officeooo:rsid="00f34b3e" officeooo:paragraph-rsid="002bb09e" style:font-weight-asian="normal" style:font-weight-complex="normal"/>
    </style:style>
    <style:style style:name="P24" style:family="paragraph" style:parent-style-name="Standard">
      <style:text-properties style:font-name="Times New Roman" fo:font-size="12pt" fo:language="en" fo:country="US" fo:font-weight="bold" officeooo:rsid="002a2b3b" officeooo:paragraph-rsid="0035ae7b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Times New Roman" fo:font-size="14pt" fo:font-weight="bold" officeooo:rsid="001ac2ab" officeooo:paragraph-rsid="004323ba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3ab8e7" officeooo:paragraph-rsid="004132ab"/>
    </style:style>
    <style:style style:name="P27" style:family="paragraph" style:parent-style-name="Standard">
      <style:text-properties officeooo:rsid="003f19c0" officeooo:paragraph-rsid="004132ab"/>
    </style:style>
    <style:style style:name="P28" style:family="paragraph" style:parent-style-name="Standard">
      <style:text-properties officeooo:rsid="00402b6c" officeooo:paragraph-rsid="004132ab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1ac2ab" officeooo:paragraph-rsid="0035a2d7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36af9a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3796e2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weight="bold" officeooo:rsid="002a2b3b" officeooo:paragraph-rsid="004132ab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ae7b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164e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5a2d7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3796e2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officeooo:paragraph-rsid="004132ab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US" fo:font-style="italic" officeooo:paragraph-rsid="0035a2d7" style:font-size-asian="12pt" style:language-asian="da" style:country-asian="DK" style:font-style-asian="italic" style:font-name-complex="Times New Roman1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officeooo:paragraph-rsid="0035ae7b" style:font-size-asian="12pt" style:language-asian="da" style:country-asian="DK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48in"/>
        </style:tab-stops>
      </style:paragraph-properties>
      <style:text-properties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en" fo:country="GB" fo:font-style="italic" officeooo:paragraph-rsid="0035a2d7" style:font-size-asian="12pt" style:language-asian="da" style:country-asian="DK" style:font-style-asian="italic" style:font-name-complex="Times New Roman1" style:font-size-complex="12pt" style:language-complex="ar" style:country-complex="SA"/>
    </style:style>
    <style:style style:name="P4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2pt" fo:language="da" fo:country="DK" officeooo:paragraph-rsid="0035164e" style:font-size-asian="12pt" style:language-asian="da" style:country-asian="DK" style:font-name-complex="Times New Roman1" style:font-size-complex="12pt" style:language-complex="ar" style:country-complex="SA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da" fo:country="DK" officeooo:paragraph-rsid="004323ba" style:font-size-asian="12pt" style:language-asian="da" style:country-asian="DK" style:font-name-complex="Times New Roman1" style:font-size-complex="12pt" style:language-complex="ar" style:country-complex="SA"/>
    </style:style>
    <style:style style:name="P4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da" fo:country="DK" fo:font-weight="bold" officeooo:rsid="00262ef6" officeooo:paragraph-rsid="004323ba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rsid="001ac2ab" officeooo:paragraph-rsid="003465d7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paragraph-rsid="0035a2d7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officeooo:paragraph-rsid="0035ae7b" style:font-size-asian="14pt" style:language-asian="da" style:country-asian="DK" style:font-name-complex="Times New Roman1" style:font-size-complex="14pt" style:language-complex="ar" style:country-complex="SA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164e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ae7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796e2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da" fo:country="DK" fo:font-weight="bold" officeooo:paragraph-rsid="004323ba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paragraph-rsid="0035ae7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en" fo:country="GB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59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rsid="002867d0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60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en" fo:country="GB" officeooo:paragraph-rsid="0035a2d7" style:font-size-asian="14pt" style:language-asian="da" style:country-asian="DK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4pt" fo:language="pt" fo:country="BR" fo:font-weight="bold" officeooo:paragraph-rsid="0035a2d7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officeooo:paragraph-rsid="0035a2d7"/>
    </style:style>
    <style:style style:name="P6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officeooo:paragraph-rsid="0035ae7b"/>
    </style:style>
    <style:style style:name="P6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font-weight="bold" officeooo:rsid="001ac2ab" officeooo:paragraph-rsid="0035164e" style:font-weight-asian="bold" style:font-weight-complex="bold"/>
    </style:style>
    <style:style style:name="P6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fo:color="#ff0000" style:font-name="Times New Roman" fo:font-size="12pt" fo:language="en" fo:country="GB" officeooo:paragraph-rsid="0035a2d7" style:font-size-asian="12pt" style:language-asian="da" style:country-asian="DK" style:font-name-complex="Times New Roman1" style:font-size-complex="12pt" style:language-complex="ar" style:country-complex="SA"/>
    </style:style>
    <style:style style:name="P66" style:family="paragraph" style:parent-style-name="Text_20_body">
      <style:text-properties officeooo:rsid="001d087f" officeooo:paragraph-rsid="001d087f"/>
    </style:style>
    <style:style style:name="P67" style:family="paragraph" style:parent-style-name="Standard">
      <style:text-properties style:font-name="Times New Roman" fo:font-size="14pt" fo:font-weight="bold" officeooo:rsid="00307f60" officeooo:paragraph-rsid="004323ba" style:font-size-asian="14pt" style:font-weight-asian="bold" style:font-size-complex="14pt" style:font-weight-complex="bold"/>
    </style:style>
    <style:style style:name="P68" style:family="paragraph" style:parent-style-name="Standard">
      <style:text-properties style:font-name="Times New Roman" fo:font-size="14pt" fo:language="en" fo:country="GB" fo:font-weight="bold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69" style:family="paragraph" style:parent-style-name="Standard">
      <style:text-properties fo:font-weight="bold" officeooo:rsid="003ab8e7" officeooo:paragraph-rsid="004132ab" style:font-weight-asian="bold" style:font-weight-complex="bold"/>
    </style:style>
    <style:style style:name="P70" style:family="paragraph" style:parent-style-name="Standard">
      <style:text-properties fo:font-weight="bold" officeooo:rsid="003f19c0" officeooo:paragraph-rsid="004132ab" style:font-weight-asian="bold" style:font-weight-complex="bold"/>
    </style:style>
    <style:style style:name="P71" style:family="paragraph" style:parent-style-name="Standard">
      <style:text-properties fo:font-weight="bold" officeooo:rsid="002a2b3b" officeooo:paragraph-rsid="004132ab" style:font-weight-asian="bold" style:font-weight-complex="bold"/>
    </style:style>
    <style:style style:name="P72" style:family="paragraph" style:parent-style-name="Standard">
      <style:text-properties officeooo:rsid="003ab8e7" officeooo:paragraph-rsid="004132ab"/>
    </style:style>
    <style:style style:name="P7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4132a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4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US" fo:font-weight="bold" officeooo:paragraph-rsid="0035164e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25in"/>
        </style:tab-stops>
      </style:paragraph-properties>
      <style:text-properties style:font-name="Times New Roman" fo:font-size="14pt" fo:language="en" fo:country="GB" fo:font-weight="bold" officeooo:paragraph-rsid="0035ae7b" style:font-size-asian="14pt" style:language-asian="da" style:country-asian="DK" style:font-weight-asian="bold" style:font-name-complex="Times New Roman1" style:font-size-complex="14pt" style:language-complex="ar" style:country-complex="SA" style:font-weight-complex="bold"/>
    </style:style>
    <style:style style:name="P76" style:family="paragraph" style:parent-style-name="Heading_20_1">
      <style:text-properties officeooo:paragraph-rsid="004323ba"/>
    </style:style>
    <style:style style:name="P77" style:family="paragraph" style:parent-style-name="Heading_20_1">
      <style:text-properties style:font-name="Times New Roman" fo:font-size="12pt" fo:language="da" fo:country="DK" fo:font-weight="bold" officeooo:rsid="00262ef6" style:font-size-asian="12pt" style:language-asian="da" style:country-asian="DK" style:font-weight-asian="bold" style:font-name-complex="Times New Roman1" style:font-size-complex="12pt" style:language-complex="ar" style:country-complex="SA" style:font-weight-complex="bold"/>
    </style:style>
    <style:style style:name="T1" style:family="text">
      <style:text-properties officeooo:rsid="001d087f"/>
    </style:style>
    <style:style style:name="T2" style:family="text">
      <style:text-properties officeooo:rsid="001f0b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0753"/>
    </style:style>
    <style:style style:name="T5" style:family="text">
      <style:text-properties officeooo:rsid="0024525e"/>
    </style:style>
    <style:style style:name="T6" style:family="text">
      <style:text-properties officeooo:rsid="002867d0"/>
    </style:style>
    <style:style style:name="T7" style:family="text">
      <style:text-properties officeooo:rsid="010fa5e2"/>
    </style:style>
    <style:style style:name="T8" style:family="text">
      <style:text-properties officeooo:rsid="00f5d701"/>
    </style:style>
    <style:style style:name="T9" style:family="text">
      <style:text-properties style:font-name="Times New Roman" fo:font-size="12pt" fo:language="en" fo:country="GB" style:font-size-asian="12pt" style:language-asian="da" style:country-asian="DK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en" fo:country="GB" fo:font-style="italic" style:font-size-asian="12pt" style:language-asian="da" style:country-asian="DK" style:font-style-asian="italic" style:font-name-complex="Times New Roman1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Bhajans</text:h>
      <text:p text:style-name="P67"/>
      <text:p text:style-name="P67">Ananda Ma</text:p>
      <text:p text:style-name="P25"/>
      <text:p text:style-name="P7">Em - G - Am - Em</text:p>
      <text:p text:style-name="P7">G - D - Am - Em</text:p>
      <text:p text:style-name="P10"/>
      <text:p text:style-name="P7">Ananda ma</text:p>
      <text:p text:style-name="P7">durka devi</text:p>
      <text:p text:style-name="P7">tsa karam be sri ma</text:p>
      <text:p text:style-name="P7"/>
      <text:p text:style-name="P7">|::|</text:p>
      <text:p text:style-name="P7"/>
      <text:p text:style-name="P7">Jei sri ma</text:p>
      <text:p text:style-name="P7">kali kali ma</text:p>
      <text:p text:style-name="P7">jei sri ma</text:p>
      <text:p text:style-name="P7"/>
      <text:p text:style-name="P7">|::|</text:p>
      <text:p text:style-name="P7"/>
      <text:p text:style-name="P7"/>
      <text:p text:style-name="P55">Om Kali om Mata</text:p>
      <text:p text:style-name="P55"/>
      <text:p text:style-name="P45">Om Kali, om Mata</text:p>
      <text:p text:style-name="P45">Durga devi na monama x2</text:p>
      <text:p text:style-name="P45">Shakti kundalini</text:p>
      <text:p text:style-name="P45">Jagadambe Mata x2</text:p>
      <text:p text:style-name="P4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Ting Songs </text:h>
      <text:p text:style-name="Text_20_body">… <text:span text:style-name="T2">from the nordisk Tingmöte over years; and other similar ones ...</text:span></text:p>
      <text:p text:style-name="P66">22.7.20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African song </text:p>
      <text:p text:style-name="P8"/>
      <text:p text:style-name="P1">Em <text:s text:c="4"/><text:tab/> <text:s/><text:tab/> <text:s/>D <text:s text:c="9"/>Cm7</text:p>
      <text:p text:style-name="P1">Ide were were nita Oshun; Ide were were</text:p>
      <text:p text:style-name="P1"/>
      <text:p text:style-name="P1">Em <text:s/><text:tab/> <text:s text:c="5"/><text:tab/> <text:s/>D<text:tab/> <text:s text:c="5"/>Cm7</text:p>
      <text:p text:style-name="P1">Ide were were nita Oshun; Ide were were nita ya</text:p>
      <text:p text:style-name="P1"/>
      <text:p text:style-name="P1"><text:s text:c="4"/><text:tab/> <text:s text:c="5"/><text:tab/> D <text:tab/>G</text:p>
      <text:p text:style-name="P1">Ocha kiniba, Nita Oshun; Cheké, Cheké, Cheké</text:p>
      <text:p text:style-name="P1"/>
      <text:p text:style-name="P1">D <text:s text:c="3"/><text:tab/>Dm <text:s text:c="6"/>B7</text:p>
      <text:p text:style-name="P1">Nita ya, Ide were were</text:p>
      <text:p text:style-name="P1"/>
      <text:p text:style-name="P2"/>
      <text:p text:style-name="P1"/>
      <text:p text:style-name="P1"/>
      <text:p text:style-name="P1"/>
      <text:p text:style-name="P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"/>
      <text:p text:style-name="P11"/>
      <text:p text:style-name="P11"/>
      <text:p text:style-name="P11"/>
      <text:p text:style-name="P11"/>
      <text:p text:style-name="P13">African song</text:p>
      <text:p text:style-name="P11"/>
      <text:p text:style-name="P3"><text:span text:style-name="T3">Ochum</text:span> Goddess of love</text:p>
      <text:p text:style-name="P3"/>
      <text:p text:style-name="P3">From the Yoruba of Nigeria, dedicated to Oshun, the Goddess of</text:p>
      <text:p text:style-name="P3">Love. <text:span text:style-name="T4">S</text:span>peaks of a necklace as a symbol of initiation into love. One</text:p>
      <text:p text:style-name="P3">giant leap - what about me?</text:p>
      <text:p text:style-name="P3"/>
      <text:p text:style-name="P3"><text:span text:style-name="T5">Alternative </text:span>Chords: </text:p>
      <text:p text:style-name="P3">Am G; F/C</text:p>
      <text:p text:style-name="P3">Am G; C F</text:p>
      <text:p text:style-name="P3">Dm G; C F</text:p>
      <text:p text:style-name="P3">Dm E E7</text:p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Mash Allah</text:p>
      <text:p text:style-name="P11"/>
      <text:p text:style-name="P1">How could anyone ever tell you</text:p>
      <text:p text:style-name="P1">You were anything less than beautiful?</text:p>
      <text:p text:style-name="P1"/>
      <text:p text:style-name="P1">How could anyone ever tell you</text:p>
      <text:p text:style-name="P1">You were less than whole?</text:p>
      <text:p text:style-name="P1"/>
      <text:p text:style-name="P1">How could anyone fail to notice</text:p>
      <text:p text:style-name="P1">That your loving is a miracle?</text:p>
      <text:p text:style-name="P1"/>
      <text:p text:style-name="P1">How deeply you're connected to my soul? </text:p>
      <text:p text:style-name="P1"/>
      <text:p text:style-name="P1">Mash allah ..</text:p>
      <text:p text:style-name="P1"/>
      <text:p text:style-name="P11"/>
      <text:p text:style-name="P11">Kiitos</text:p>
      <text:p text:style-name="P11"/>
      <text:p text:style-name="P1">||: Kiitos kiitos päivästä (laulusta/ruuasta/jne.) :||</text:p>
      <text:p text:style-name="P1">||: Se parantaa ja antaa meille voimaa :||</text:p>
      <text:p text:style-name="P1"/>
      <text:p text:style-name="P1">||: Thank you for the day :||</text:p>
      <text:p text:style-name="P1">||: It's healing, it's healing, it's healing us :||</text:p>
      <text:p text:style-name="P11"/>
      <text:p text:style-name="P13"/>
      <text:p text:style-name="P13">Pure earth</text:p>
      <text:p text:style-name="P22"/>
      <text:p text:style-name="P1">Pure earth, warm fire,</text:p>
      <text:p text:style-name="P1">strong wind, deep water</text:p>
      <text:p text:style-name="P1">I can feel them in my body</text:p>
      <text:p text:style-name="P1">I can feel them in my soul</text:p>
      <text:p text:style-name="P1"/>
      <text:p text:style-name="P1">||: Heia heia heia heia heia heia heia hou :||</text:p>
      <text:p text:style-name="P1"/>
      <text:p text:style-name="P54">Mother I feel you</text:p>
      <text:p text:style-name="P54"/>
      <text:p text:style-name="P37">Mother I feel you under my feet</text:p>
      <text:p text:style-name="P37">Mother I hear your heartbeat</text:p>
      <text:p text:style-name="P37"/>
      <text:p text:style-name="P37">Eya heya heya, eya heya ho</text:p>
      <text:p text:style-name="P37">Eya heya heya heee hooo!</text:p>
      <text:p text:style-name="P32"/>
      <text:p text:style-name="P32"/>
      <text:p text:style-name="P17">Maa-äiti</text:p>
      <text:p text:style-name="P4"/>
      <text:p text:style-name="P4">Maa-äiti, tunnen sun alla jalkojen</text:p>
      <text:p text:style-name="P4">tunnen ja kuulen, sykkeen sun sydämen</text:p>
      <text:p text:style-name="P4">Heii-jannaa...</text:p>
      <text:p text:style-name="P4"/>
      <text:p text:style-name="P1">Tuli-veljeni, polta vanhat lii-at pois</text:p>
      <text:p text:style-name="P1">jotta tilalle-ee, uutta tulla voo-is</text:p>
      <text:p text:style-name="P1"/>
      <text:p text:style-name="P1"><text:span text:style-name="T6">||: </text:span>Heii-jannaa Haii-jannaa Heii-jannaa Hou. :<text:span text:style-name="T6">||</text:span></text:p>
      <text:p text:style-name="P1"/>
      <text:p text:style-name="P1">Vesi-siskoni, virtaa joo-et mieleeni</text:p>
      <text:p text:style-name="P1">tunnen sun voiman, vesipisarassakin</text:p>
      <text:p text:style-name="P1"/>
      <text:p text:style-name="P1">Heii-jannaa...</text:p>
      <text:p text:style-name="P1"/>
      <text:p text:style-name="P1">Ilma-isäni, tuule läpi ruumiini</text:p>
      <text:p text:style-name="P1">jotta sieluni vapaa olisi</text:p>
      <text:p text:style-name="P1"/>
      <text:p text:style-name="P1">Heii-jannaa...</text:p>
      <text:p text:style-name="P1"/>
      <text:p text:style-name="P1">Sauna-setäni, anna löylyt lämpimät</text:p>
      <text:p text:style-name="P1">jotta mieleni puhdas olisi</text:p>
      <text:p text:style-name="P1"/>
      <text:p text:style-name="P1">Heii-jannaa...</text:p>
      <text:p text:style-name="P50"><text:soft-page-break/>Jewel lotus flower</text:p>
      <text:p text:style-name="P50"/>
      <text:p text:style-name="P34">There is a jewel lotus flower unfolding</text:p>
      <text:p text:style-name="P34">Deep within my soul</text:p>
      <text:p text:style-name="P34">To be a true lotus flower unfolding</text:p>
      <text:p text:style-name="P34">Is the highest goal</text:p>
      <text:p text:style-name="P34">Ohm mani padme</text:p>
      <text:p text:style-name="P44">Ohm ohm mani</text:p>
      <text:p text:style-name="P44">Ohm mani padme hum</text:p>
      <text:p text:style-name="P64"/>
      <text:p text:style-name="P64"/>
      <text:p text:style-name="P56">We are opening up</text:p>
      <text:p text:style-name="P56"/>
      <text:p text:style-name="P39">We are opening up in sweet surrender </text:p>
      <text:p text:style-name="P62"><text:span text:style-name="T9">to the luminous love light of the one x2</text:span><text:line-break/><text:span text:style-name="T10">we are opening x2</text:span></text:p>
      <text:p text:style-name="P39"/>
      <text:p text:style-name="P39">we are rising up, like a phoenix from the fire</text:p>
      <text:p text:style-name="P39">brothers and sisters spread your wings and fly higher x2</text:p>
      <text:p text:style-name="P43">We are rising up x4</text:p>
      <text:p text:style-name="P65"/>
      <text:p text:style-name="P61"/>
      <text:p text:style-name="P61">Home is where the heart is</text:p>
      <text:p text:style-name="P61"/>
      <text:p text:style-name="P41">Been travelling a day,</text:p>
      <text:p text:style-name="P41">been travelling a year,</text:p>
      <text:p text:style-name="P41">been travelling a life time </text:p>
      <text:p text:style-name="P41">to find my way home.</text:p>
      <text:p text:style-name="P41">Home is where the heart is, x3</text:p>
      <text:p text:style-name="P41">and my heart is with You.</text:p>
      <text:p text:style-name="P41"/>
      <text:p text:style-name="P60"/>
      <text:p text:style-name="P60"/>
      <text:p text:style-name="P58">Let the way of the heart</text:p>
      <text:p text:style-name="P58"/>
      <text:p text:style-name="P42">Let the way of the heart x3</text:p>
      <text:p text:style-name="P42">shine through.</text:p>
      <text:p text:style-name="P42">Love, upon love, upon love</text:p>
      <text:p text:style-name="P42">all hearts are beating as one</text:p>
      <text:p text:style-name="P42">Light upon light upon light</text:p>
      <text:p text:style-name="P42"><text:s/>all disappear into you</text:p>
      <text:p text:style-name="P65"/>
      <text:p text:style-name="P60"/>
      <text:p text:style-name="P58">Let the circle be open</text:p>
      <text:p text:style-name="P58"/>
      <text:p text:style-name="P62"><text:span text:style-name="T9">Let the circle be open,</text:span><text:line-break/><text:span text:style-name="T9">but unbroken.</text:span><text:line-break/><text:span text:style-name="T9">may the peace of the Goddess</text:span><text:line-break/><text:span text:style-name="T9">be ever in our heart.</text:span><text:line-break/><text:span text:style-name="T9">Merry meet and merry part,</text:span><text:line-break/><text:span text:style-name="T9">and merry meet again.</text:span></text:p>
      <text:p text:style-name="P39"/>
      <text:p text:style-name="P48"/>
      <text:p text:style-name="P51">Through your eyes</text:p>
      <text:p text:style-name="P51"/>
      <text:p text:style-name="P35">Through your eyes</text:p>
      <text:p text:style-name="P35">Shines the light</text:p>
      <text:p text:style-name="P35">Mashala, mashala, wonder of god in you</text:p>
      <text:p text:style-name="P38">Mashala <text:s/>x6</text:p>
      <text:p text:style-name="P35">wonder of god in you, wonder of god in you.</text:p>
      <text:p text:style-name="P29"/>
      <text:p text:style-name="P14"/>
      <text:p text:style-name="P12"/>
      <text:p text:style-name="P12"/>
      <text:p text:style-name="P12"/>
      <text:p text:style-name="P68"/>
      <text:p text:style-name="P57"><text:soft-page-break/>River flowing</text:p>
      <text:p text:style-name="P57"/>
      <text:p text:style-name="P40">The river is flowing, </text:p>
      <text:p text:style-name="P63"><text:span text:style-name="T9">flowing and growing.</text:span><text:line-break/><text:span text:style-name="T9">The river is flowing</text:span><text:line-break/><text:span text:style-name="T9">back to the sea. </text:span></text:p>
      <text:p text:style-name="P40">Oh mother carry me</text:p>
      <text:p text:style-name="P40">A child I will always be</text:p>
      <text:p text:style-name="P40">Oh mother carry me back to the sea.</text:p>
      <text:p text:style-name="P40"/>
      <text:p text:style-name="P40">The moon, she is waiting</text:p>
      <text:p text:style-name="P40">Waxing and waning</text:p>
      <text:p text:style-name="P40">The moon she is waiting</text:p>
      <text:p text:style-name="P40">For us to be free.</text:p>
      <text:p text:style-name="P40">Sister moon watch over me</text:p>
      <text:p text:style-name="P40">A child I will always be</text:p>
      <text:p text:style-name="P40">Sister moon watch over me</text:p>
      <text:p text:style-name="P40">Until we are free.</text:p>
      <text:p text:style-name="P40"/>
      <text:p text:style-name="P40">The sun he is shining</text:p>
      <text:p text:style-name="P40">Brightly he is shining</text:p>
      <text:p text:style-name="P40">The sun he is shining</text:p>
      <text:p text:style-name="P40">Lighting the way</text:p>
      <text:p text:style-name="P40">Father sun shine over me</text:p>
      <text:p text:style-name="P40">A child I will always be</text:p>
      <text:p text:style-name="P40">Father sun shine over me</text:p>
      <text:p text:style-name="P40">Until I can see.</text:p>
      <text:p text:style-name="P33"/>
      <text:p text:style-name="P49"/>
      <text:p text:style-name="P52"/>
      <text:p text:style-name="P52"/>
      <text:p text:style-name="P52"/>
      <text:p text:style-name="P52"/>
      <text:p text:style-name="P52">Fly like an eagle</text:p>
      <text:p text:style-name="P52"/>
      <text:p text:style-name="P33">I fly like an eagle</text:p>
      <text:p text:style-name="P33">Flying so high</text:p>
      <text:p text:style-name="P33">Circling the universe</text:p>
      <text:p text:style-name="P33">On wings of pure light</text:p>
      <text:p text:style-name="P33">Hey wichi chayo, wichichay aye</text:p>
      <text:p text:style-name="P33">Hey wichi chayo, wichichay ayo</text:p>
      <text:p text:style-name="P33"/>
      <text:p text:style-name="P33">We all fly like eagles….</text:p>
      <text:p text:style-name="P24"/>
      <text:p text:style-name="P24"/>
      <text:p text:style-name="P30"/>
      <text:p text:style-name="P53">Earth my body</text:p>
      <text:p text:style-name="P53"/>
      <text:p text:style-name="P36">Earth my body</text:p>
      <text:p text:style-name="P36">Water my blood</text:p>
      <text:p text:style-name="P36">Air my breath </text:p>
      <text:p text:style-name="P36">And fire my spirit.</text:p>
      <text:p text:style-name="P31"/>
      <text:p text:style-name="P31"/>
      <text:p text:style-name="P12">Coconut tree</text:p>
      <text:p text:style-name="P6"/>
      <text:p text:style-name="P6">||: I left my family I left my life</text:p>
      <text:p text:style-name="P6">now I live in a coconut tree :||</text:p>
      <text:p text:style-name="P6">||: It's good, good, good to be free</text:p>
      <text:p text:style-name="P6">singing with the birds, and swim in the sea :||</text:p>
      <text:p text:style-name="P59"/>
      <text:p text:style-name="P16"/>
      <text:p text:style-name="P16"/>
      <text:p text:style-name="P20"/>
      <text:p text:style-name="P20"/>
      <text:p text:style-name="P20"/>
      <text:p text:style-name="P20"/>
      <text:p text:style-name="P20"><text:soft-page-break/>Kalevala-sävelmä</text:p>
      <text:p text:style-name="P20"/>
      <text:p text:style-name="P26">A A B B C A B B</text:p>
      <text:p text:style-name="P26">Va-ka Van-ha Väi-nä-möi-nen</text:p>
      <text:p text:style-name="P26">C A D C B C A A</text:p>
      <text:p text:style-name="P26">Tie-tä-jä i-än i-kui-nen </text:p>
      <text:p text:style-name="P26"/>
      <text:p text:style-name="P26">Haikea versio</text:p>
      <text:p text:style-name="P26">D D D A D C B B</text:p>
      <text:p text:style-name="P26">D D D C B C A A </text:p>
      <text:p text:style-name="P26"/>
      <text:p text:style-name="P26"/>
      <text:p text:style-name="P21">Terve löyly</text:p>
      <text:p text:style-name="P21"/>
      <text:p text:style-name="P26">Terve löyly, terve lämmin</text:p>
      <text:p text:style-name="P26">terve henkäys kiukainen,</text:p>
      <text:p text:style-name="P26">kylpy lämpimäin kivisten,</text:p>
      <text:p text:style-name="P26">hiki vanhan Väinämöisen.</text:p>
      <text:p text:style-name="P26">Löylystä vihannan vihdan,</text:p>
      <text:p text:style-name="P26">tervan voimasta terveiden.</text:p>
      <text:p text:style-name="P26"/>
      <text:p text:style-name="P26">Löyly kiukahan kivestä,</text:p>
      <text:p text:style-name="P26">löyly saunan sammalista.</text:p>
      <text:p text:style-name="P26">Tervehyttä tekemähän,</text:p>
      <text:p text:style-name="P26">rauhoa rakentamahan,</text:p>
      <text:p text:style-name="P26">kipehille voitehiksi,</text:p>
      <text:p text:style-name="P26">pahoille parantehiksi.</text:p>
      <text:p text:style-name="P26"/>
      <text:p text:style-name="P26"/>
      <text:p text:style-name="P21"/>
      <text:p text:style-name="P21"/>
      <text:p text:style-name="P21"/>
      <text:p text:style-name="P21"/>
      <text:p text:style-name="P21"/>
      <text:p text:style-name="P21">Tule löylyhyn Jumala</text:p>
      <text:p text:style-name="P20"/>
      <text:p text:style-name="P26">Tule löylyhyn, Jumala,</text:p>
      <text:p text:style-name="P26">Iso ilman, lämpimähän,</text:p>
      <text:p text:style-name="P26">Terveyttä tekemähän,</text:p>
      <text:p text:style-name="P26">Rauhoa rakentamahan</text:p>
      <text:p text:style-name="P26">Lyötä maahan liika löyly</text:p>
      <text:p text:style-name="P26">Paha löyly pois lähetä</text:p>
      <text:p text:style-name="P26">Ettei polta tyttöjäsi</text:p>
      <text:p text:style-name="P26">Turmele tekemiäsi</text:p>
      <text:p text:style-name="P26">Minkä vettä viskaelen</text:p>
      <text:p text:style-name="P26">Noille kuumille kivillen</text:p>
      <text:p text:style-name="P26">Se medeksi muuttukohon</text:p>
      <text:p text:style-name="P26">Simaksi sirahtakohon</text:p>
      <text:p text:style-name="P26">Juoskohon joki metinen</text:p>
      <text:p text:style-name="P26">Simalampi laikkukohon</text:p>
      <text:p text:style-name="P26">Läpi kiukahan kivisen</text:p>
      <text:p text:style-name="P26">Läpi saunan sammalisen!</text:p>
      <text:p text:style-name="P26"/>
      <text:p text:style-name="P20">Finlandia-hymni</text:p>
      <text:p text:style-name="P20"/>
      <text:p text:style-name="P26">Oi Suomi, katso, sinun päiväs koittaa,</text:p>
      <text:p text:style-name="P26">yön uhka karkoitettu on jo pois,</text:p>
      <text:p text:style-name="P26">ja aamun kiuru kirkkaudessa soittaa</text:p>
      <text:p text:style-name="P26">kuin itse taivahan kansi sois.</text:p>
      <text:p text:style-name="P26">Yön vallat aamun valkeus jo voittaa,</text:p>
      <text:p text:style-name="P26">sun päiväs koittaa, oi synnyinmaa!</text:p>
      <text:p text:style-name="P26"/>
      <text:p text:style-name="P26">Oi nouse, Suomi, nosta korkealle</text:p>
      <text:p text:style-name="P26">pääs seppelöimä suurten muistojen,</text:p>
      <text:p text:style-name="P26">oi nouse, Suomi, näytit maailmalle</text:p>
      <text:p text:style-name="P26">sa että karkoitit orjuuden</text:p>
      <text:p text:style-name="P26">ja ettet taipunut sa sorron alle,</text:p>
      <text:p text:style-name="P26">on aamus alkanut, synnyinmaa!</text:p>
      <text:p text:style-name="P20"><text:soft-page-break/>Juurilaulu</text:p>
      <text:p text:style-name="P20"/>
      <text:p text:style-name="P26">kuulumme piiriin <text:s/>(c c c h c c)</text:p>
      <text:p text:style-name="P26">kuulumme piiriin <text:s/>(c c d e c c) </text:p>
      <text:p text:style-name="P26">aikojen takaa <text:s text:c="4"/>(c c d e e e)</text:p>
      <text:p text:style-name="P26">takaisin kiertoon (e d h h c c)</text:p>
      <text:p text:style-name="P26"/>
      <text:p text:style-name="P26"/>
      <text:p text:style-name="P20">Lampaanpolska (kekrilaulu)</text:p>
      <text:p text:style-name="P20"/>
      <text:p text:style-name="P26">:/Yksi kaksi kolme neljä</text:p>
      <text:p text:style-name="P26"/>
      <text:p text:style-name="P26">anna iloinen olla</text:p>
      <text:p text:style-name="P26"/>
      <text:p text:style-name="P26">koska suru tulee </text:p>
      <text:p text:style-name="P26"/>
      <text:p text:style-name="P26">anna hänen mennä/:</text:p>
      <text:p text:style-name="P26"/>
      <text:p text:style-name="P26">:/Paarmat ne laulaa</text:p>
      <text:p text:style-name="P26"/>
      <text:p text:style-name="P26">neljä hiirtä hyppelee</text:p>
      <text:p text:style-name="P26"/>
      <text:p text:style-name="P26">kissi lyöpi trummun päälle</text:p>
      <text:p text:style-name="P26"/>
      <text:p text:style-name="P26">ja koko maailma pauhaa./:</text:p>
      <text:p text:style-name="P26"/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upakkarulla</text:p>
      <text:p text:style-name="P28"/>
      <text:p text:style-name="P26">Tuu tuu tupakkarulla</text:p>
      <text:p text:style-name="P26">mistäs tiesit tänne tulla?</text:p>
      <text:p text:style-name="P26">Tulin pitkin turun tietä,</text:p>
      <text:p text:style-name="P26">hämäläisten härkätietä.</text:p>
      <text:p text:style-name="P26"/>
      <text:p text:style-name="P26">Mistäs tunsit meidän portin?</text:p>
      <text:p text:style-name="P26">Siitä tunsin uuden portin:</text:p>
      <text:p text:style-name="P26">haka alla, pyörä päällä</text:p>
      <text:p text:style-name="P26">karhun talja portin päällä</text:p>
      <text:p text:style-name="P26"/>
      <text:p text:style-name="P26">Uni kysyi uunin päältä,</text:p>
      <text:p text:style-name="P26">unen poika porstuasta:</text:p>
      <text:p text:style-name="P26">Onko lasta kätkyeessä,</text:p>
      <text:p text:style-name="P26">pientä peitteiden sisässä?</text:p>
      <text:p text:style-name="P26"/>
      <text:p text:style-name="P26">Tuoppa unta tuokkosessa,</text:p>
      <text:p text:style-name="P26">kanna vaski vakkasessa,</text:p>
      <text:p text:style-name="P26">sillä silmät sivele, </text:p>
      <text:p text:style-name="P26">näkymiset näppäele.</text:p>
      <text:p text:style-name="P26"/>
      <text:p text:style-name="P26">Nuku nuku nurmilintu,</text:p>
      <text:p text:style-name="P26">väsy väsy västäräkki,</text:p>
      <text:p text:style-name="P26">nuku kun minä nukutan,</text:p>
      <text:p text:style-name="P26">väsy kun minä väsytän.</text:p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Laulu oravasta</text:p>
      <text:p text:style-name="P20"/>
      <text:p text:style-name="P26">Makeasti oravainen </text:p>
      <text:p text:style-name="P26">Makaa sammalhuoneessansa; </text:p>
      <text:p text:style-name="P26">Sinnepä ei Hallin hammas </text:p>
      <text:p text:style-name="P26">Eikä metsämiehen ansa </text:p>
      <text:p text:style-name="P26">Ehtineet milloinkaan. <text:s/></text:p>
      <text:p text:style-name="P26"/>
      <text:p text:style-name="P26">Kammiostaan korkeasta </text:p>
      <text:p text:style-name="P26">Katselee hän mailman piirii,</text:p>
      <text:p text:style-name="P26">Taisteloa allans´ monta; </text:p>
      <text:p text:style-name="P26">Havu-oksan rauhan-viiri </text:p>
      <text:p text:style-name="P26">Päällänsä liepoittaa.</text:p>
      <text:p text:style-name="P26"/>
      <text:p text:style-name="P26">Mikä elo onnellinen</text:p>
      <text:p text:style-name="P26">Keinuvassa kehtolinnass´!</text:p>
      <text:p text:style-name="P26">Siellä kiikkuu oravainen</text:p>
      <text:p text:style-name="P26">Armaan kuusen äitinrinnass´:</text:p>
      <text:p text:style-name="P26">Metsolan kantele soi!</text:p>
      <text:p text:style-name="P26"/>
      <text:p text:style-name="P26">Siellä torkkuu heiluhäntä</text:p>
      <text:p text:style-name="P26">Akkunalla pienoisella,</text:p>
      <text:p text:style-name="P26">Linnut laulain taivaan alla </text:p>
      <text:p text:style-name="P26">Saattaa hänen iltasella</text:p>
      <text:p text:style-name="P26">Unien Kultalaa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apinäidin kehtolaulu</text:p>
      <text:p text:style-name="P18"/>
      <text:p text:style-name="P26">Äiti lasta tuudittaa, lasta tuntureiden. </text:p>
      <text:p text:style-name="P26">Päivä taakse kaikkoaa ylhäin tähtivöiden. </text:p>
      <text:p text:style-name="P26">Vaikka kylmä hallayö toiveet usein maahan lyö, </text:p>
      <text:p text:style-name="P26">kerran lapsein lahjaks saa </text:p>
      <text:p text:style-name="P26">nää kairain kultamaat. </text:p>
      <text:p text:style-name="P26"/>
      <text:p text:style-name="P26">Sulje silmät pienoinen, uinu onnen unta. </text:p>
      <text:p text:style-name="P26">Suuri on ja ihmeinen onnen valtakunta. </text:p>
      <text:p text:style-name="P26">Kun sa suureks vartut vain mailla aavain aukeain </text:p>
      <text:p text:style-name="P26">kerran lapsein lahjaks saat </text:p>
      <text:p text:style-name="P26">nää laajat Lapin maat. </text:p>
      <text:p text:style-name="P26"/>
      <text:p text:style-name="P26">Naa na naa na naa na naa... </text:p>
      <text:p text:style-name="P26">Räiske Pohjan loimujen </text:p>
      <text:p text:style-name="P26">tuisku, viima tuulien, </text:p>
      <text:p text:style-name="P26">kehtolaulua vain ne, lapin lapselle. <text:s/></text:p>
      <text:p text:style-name="P26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7"><text:soft-page-break/><text:span text:style-name="T3">Lapin kesä</text:span> </text:p>
      <text:p text:style-name="P26"/>
      <text:p text:style-name="P26">Lapissa kaikki kukkii nopeasti</text:p>
      <text:p text:style-name="P26">maa, ruoho, ohra, vaivaiskoivutkin</text:p>
      <text:p text:style-name="P26">tuon usein tuntenut oon raskahasti</text:p>
      <text:p text:style-name="P26">kun katson kansan tämän vaiheisiin</text:p>
      <text:p text:style-name="P26"/>
      <text:p text:style-name="P26">Miks meillä kaikki kaunis tahtoo kuolta</text:p>
      <text:p text:style-name="P26">ja suuri surkastua alhaiseen</text:p>
      <text:p text:style-name="P26">miks meillä niin on monta mielipuolta</text:p>
      <text:p text:style-name="P26">ja vähän käyttäjiä kanteleen</text:p>
      <text:p text:style-name="P26"/>
      <text:p text:style-name="P26">Miks miestä täällä kaikkialla kaatuu</text:p>
      <text:p text:style-name="P26">kuin heinää, miestä toiveen tosiaan</text:p>
      <text:p text:style-name="P26">miest aatteen, tunteen miestä kaikki maatuu</text:p>
      <text:p text:style-name="P26">tai kesken toimiansa katkeaa</text:p>
      <text:p text:style-name="P26"/>
      <text:p text:style-name="P26">Muualla tulta säihkyy harmaahapset</text:p>
      <text:p text:style-name="P26">vanhoissa hehkuu hengen aurinko</text:p>
      <text:p text:style-name="P26">meill' ukkoina jo syntyy sylilapset</text:p>
      <text:p text:style-name="P26">ja nuori mies on hautaan valmis jo</text:p>
      <text:p text:style-name="P26"/>
      <text:p text:style-name="P26">Ja minä itse, miksi näitä mietin</text:p>
      <text:p text:style-name="P26">se merkki varhaisen on vanhuuden</text:p>
      <text:p text:style-name="P26">miks seuraa käskyä en veren vietin</text:p>
      <text:p text:style-name="P26">vaan kansain kohtaloita huokailen</text:p>
      <text:p text:style-name="P26"/>
      <text:p text:style-name="P26">On vastaus vain yksi: lapin suvi</text:p>
      <text:p text:style-name="P26">sit' aatellessa mun mielein apeutuu</text:p>
      <text:p text:style-name="P26">on lyhyt lapin linnunlaulu, huvi</text:p>
      <text:p text:style-name="P26">ja kukkain kukoistus ja riemu muu</text:p>
      <text:p text:style-name="P26"/>
      <text:p text:style-name="P26">Mut pitkä vain on talven valta, hetken</text:p>
      <text:p text:style-name="P26">tääl' aatteet levähtää kuin lennostaan</text:p>
      <text:p text:style-name="P26">kun taas ne alkaa tuon aurinkoisen retken</text:p>
      <text:p text:style-name="P26">ja jättävät jo jäisen lapinmaan</text:p>
      <text:p text:style-name="P26"/>
      <text:p text:style-name="P26">Oi, valkolinnut, te vieraat lapin kesän</text:p>
      <text:p text:style-name="P26">te suuret aatteet, mä teitä tervehdän</text:p>
      <text:p text:style-name="P26">oi, tänne jääkää tänne tehden pesän</text:p>
      <text:p text:style-name="P26">jos muutattekin maihin etelän</text:p>
      <text:p text:style-name="P26"/>
      <text:p text:style-name="P26">Oi, oppi ottakaatte joutsenista</text:p>
      <text:p text:style-name="P26">ne lähtee syksyin, mut palaa keväisin</text:p>
      <text:p text:style-name="P26">on meidän rannoillamme rauhallista</text:p>
      <text:p text:style-name="P26">ja turvaisa on rinne tunturin</text:p>
      <text:p text:style-name="P26"/>
      <text:p text:style-name="P26">Havisten halki ilman lentäkäätte</text:p>
      <text:p text:style-name="P26">tekoja luokaa, maita valaiskaa</text:p>
      <text:p text:style-name="P26">kun talven poistuneen te täältä näätte</text:p>
      <text:p text:style-name="P26">ma rukoilen, ma pyydän, oi palatkaa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Sources</text:p>
      <text:p text:style-name="P14"/>
      <text:p text:style-name="P23"><text:span text:style-name="T7">These songs and their explanations have been collected from various sources over time. </text:span>This is work in progress, <text:span text:style-name="T8">and made for private purposes and sharing</text:span>. Other sources may have been used and will be added where appropriate. </text:p>
      <text:p text:style-name="P15"/>
      <text:p text:style-name="P5"><text:span text:style-name="T1">Also </text:span>Check http://www.ourchants.org/about-us</text:p>
      <text:p text:style-name="P5">(under construction 20.11.2014 - seems promising)</text:p>
      <text:p text:style-name="P5"/>
      <text:p text:style-name="P19"/>
      <text:p text:style-name="P19"/>
      <text:h text:style-name="P7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order="none" fo:padding="0in" style:shadow="none" style:writing-mode="lr-tb" style:footnote-max-height="0in">
        <style:columns fo:column-count="2" fo:column-gap="0.05in">
          <style:column-sep style:width="0.0035in" style:color="#000000" style:height="100%" style:style="solid"/>
          <style:column style:rel-width="32767*" fo:start-indent="0in" fo:end-indent="0.0252in"/>
          <style:column style:rel-width="32768*" fo:start-indent="0.0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3:13:37.638690813</meta:creation-date>
    <dc:date>2015-08-21T20:34:30.829298552</dc:date>
    <meta:editing-duration>PT39M11S</meta:editing-duration>
    <meta:editing-cycles>46</meta:editing-cycles>
    <meta:generator>LibreOffice/4.4.2.2$Linux_X86_64 LibreOffice_project/40m0$Build-2</meta:generator>
    <meta:document-statistic meta:table-count="0" meta:image-count="0" meta:object-count="0" meta:page-count="11" meta:paragraph-count="323" meta:word-count="1473" meta:character-count="8593" meta:non-whitespace-character-count="7334"/>
  </office:meta>
</office:document-meta>
</file>